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b6" officeooo:paragraph-rsid="0013b8b6"/>
    </style:style>
    <style:style style:name="P2" style:family="paragraph" style:parent-style-name="Standard">
      <style:text-properties officeooo:rsid="0013cfb8" officeooo:paragraph-rsid="0013cfb8"/>
    </style:style>
    <style:style style:name="P3" style:family="paragraph" style:parent-style-name="Standard">
      <style:text-properties officeooo:rsid="00157d4c" officeooo:paragraph-rsid="00157d4c"/>
    </style:style>
    <style:style style:name="P4" style:family="paragraph" style:parent-style-name="Standard">
      <style:text-properties officeooo:rsid="0016b1c9" officeooo:paragraph-rsid="0016b1c9"/>
    </style:style>
    <style:style style:name="P5" style:family="paragraph" style:parent-style-name="Standard">
      <style:text-properties officeooo:rsid="0016b914" officeooo:paragraph-rsid="0016b914"/>
    </style:style>
    <style:style style:name="P6" style:family="paragraph" style:parent-style-name="Standard">
      <style:text-properties officeooo:rsid="00173e3a" officeooo:paragraph-rsid="00173e3a"/>
    </style:style>
    <style:style style:name="P7" style:family="paragraph" style:parent-style-name="Standard">
      <style:text-properties officeooo:rsid="001cbb64" officeooo:paragraph-rsid="001cbb64"/>
    </style:style>
    <style:style style:name="P8" style:family="paragraph" style:parent-style-name="Standard">
      <style:text-properties officeooo:rsid="001cbb64" officeooo:paragraph-rsid="001d81ed"/>
    </style:style>
    <style:style style:name="P9" style:family="paragraph" style:parent-style-name="Standard">
      <style:text-properties officeooo:rsid="001d81ed" officeooo:paragraph-rsid="001d81ed"/>
    </style:style>
    <style:style style:name="P10" style:family="paragraph" style:parent-style-name="Standard">
      <style:text-properties officeooo:rsid="00224f45" officeooo:paragraph-rsid="00224f45"/>
    </style:style>
    <style:style style:name="P11" style:family="paragraph" style:parent-style-name="Standard">
      <style:text-properties officeooo:rsid="00232af7" officeooo:paragraph-rsid="00232af7"/>
    </style:style>
    <style:style style:name="P12" style:family="paragraph" style:parent-style-name="Standard">
      <style:text-properties officeooo:rsid="00234319" officeooo:paragraph-rsid="00234319"/>
    </style:style>
    <style:style style:name="P13" style:family="paragraph" style:parent-style-name="Standard">
      <style:text-properties officeooo:rsid="0024036c" officeooo:paragraph-rsid="0024036c"/>
    </style:style>
    <style:style style:name="P14" style:family="paragraph" style:parent-style-name="Standard">
      <style:text-properties officeooo:rsid="0024036c" officeooo:paragraph-rsid="002befb5"/>
    </style:style>
    <style:style style:name="P15" style:family="paragraph" style:parent-style-name="Standard">
      <style:text-properties officeooo:rsid="0024036c" officeooo:paragraph-rsid="002c9d47"/>
    </style:style>
    <style:style style:name="P16" style:family="paragraph" style:parent-style-name="Standard">
      <style:text-properties officeooo:rsid="00255aaf" officeooo:paragraph-rsid="0025b08f"/>
    </style:style>
    <style:style style:name="P17" style:family="paragraph" style:parent-style-name="Standard">
      <style:text-properties officeooo:rsid="00255aaf" officeooo:paragraph-rsid="00320ec6"/>
    </style:style>
    <style:style style:name="P18" style:family="paragraph" style:parent-style-name="Standard">
      <style:text-properties officeooo:rsid="002e32ac" officeooo:paragraph-rsid="002e32ac"/>
    </style:style>
    <style:style style:name="P19" style:family="paragraph" style:parent-style-name="Standard">
      <style:text-properties officeooo:rsid="00319063" officeooo:paragraph-rsid="00319063"/>
    </style:style>
    <style:style style:name="P20" style:family="paragraph" style:parent-style-name="Standard">
      <style:text-properties officeooo:rsid="00319063" officeooo:paragraph-rsid="00320ec6"/>
    </style:style>
    <style:style style:name="T1" style:family="text">
      <style:text-properties officeooo:rsid="001ac937"/>
    </style:style>
    <style:style style:name="T2" style:family="text">
      <style:text-properties officeooo:rsid="001ccbae"/>
    </style:style>
    <style:style style:name="T3" style:family="text">
      <style:text-properties officeooo:rsid="001d81ed"/>
    </style:style>
    <style:style style:name="T4" style:family="text">
      <style:text-properties officeooo:rsid="00232af7"/>
    </style:style>
    <style:style style:name="T5" style:family="text">
      <style:text-properties officeooo:rsid="00234319"/>
    </style:style>
    <style:style style:name="T6" style:family="text">
      <style:text-properties officeooo:rsid="0025b08f"/>
    </style:style>
    <style:style style:name="T7" style:family="text">
      <style:text-properties officeooo:rsid="002befb5"/>
    </style:style>
    <style:style style:name="T8" style:family="text">
      <style:text-properties officeooo:rsid="002c9d47"/>
    </style:style>
    <style:style style:name="T9" style:family="text">
      <style:text-properties officeooo:rsid="002e32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k-Kontoauszüge erstellen und versenden</text:p>
      <text:p text:style-name="P1"/>
      <text:p text:style-name="P10">Dieses Dokument beschreibt, wie ein Kontoauszug je<text:span text:style-name="T3"> Dk-Geber*in </text:span>automatisiert per Email versendet werden kann.</text:p>
      <text:p text:style-name="P10">Hintergrund: Die OO-Dk-Verwaltung ermöglicht nur das Erzeugen von Serienbriefen der Kontoauszüge für den manuellen Einzel-Versand.</text:p>
      <text:p text:style-name="P10"/>
      <text:p text:style-name="P2">1. Jahresabschluss erstellen in der OO-Dk-Verwaltung</text:p>
      <text:p text:style-name="P2"/>
      <text:p text:style-name="P3"><text:span text:style-name="T1">a)</text:span> Datensicherung</text:p>
      <text:p text:style-name="P3"><text:span text:style-name="T1">b)</text:span> Daten exportieren</text:p>
      <text:p text:style-name="P3">– 01.01.2018</text:p>
      <text:p text:style-name="P3">– komplette Kontostände</text:p>
      <text:p text:style-name="P4">--- Kontoauszüge erstellen</text:p>
      <text:p text:style-name="P4">--- <text:s/>Jahresabschluss – Journal für neues Jahr aktualisieren</text:p>
      <text:p text:style-name="P5">=&gt; Supi – hat alles geklappt</text:p>
      <text:p text:style-name="P6"><text:span text:style-name="T1">c)</text:span> Speichern</text:p>
      <text:p text:style-name="P6"/>
      <text:p text:style-name="P2">2. Daten aus OO-Dk-Verwaltung exportieren und in DkVerwaltungQt importieren</text:p>
      <text:p text:style-name="P7">Beschreibung ist in Dk<text:span text:style-name="T2">V</text:span>erwal<text:span text:style-name="T2">t</text:span>ungQt.odt.</text:p>
      <text:p text:style-name="P7"/>
      <text:p text:style-name="P8">3. <text:span text:style-name="T3">Jahres Dk-Bestätigungen generieren</text:span></text:p>
      <text:p text:style-name="P11">a) ggf. Anpassen der Vorlagendateien <text:s/>Jahreskontoauszug.html, Zinsbescheinigung.html</text:p>
      <text:p text:style-name="P9"><text:span text:style-name="T4">b</text:span>) In DkVerwaltungQt in dbfkts.cpp getJahr(){ return 17; } statt Vorjahr</text:p>
      <text:p text:style-name="P9"><text:span text:style-name="T4">c</text:span>) DkVerwaltungQt kompilieren und starten.</text:p>
      <text:p text:style-name="P12">d) Kopieren der Datei <text:span text:style-name="T4">Jahreskontoauszug.html </text:span>ins <text:span text:style-name="T3">Programmverzeichnisses</text:span></text:p>
      <text:p text:style-name="P9"><text:span text:style-name="T5">e</text:span>) Button „Jahres Dk-Bestätigungen generieren“ klicken</text:p>
      <text:p text:style-name="P9">=&gt; Im Unterordner „JahresDkBestaetigungen2017“ des Programmverzeichnisses befinden sich jetzt die generierten <text:s/>Jahres Dk-Bestätigungen im html-Format pro Dk-Geber*in</text:p>
      <text:p text:style-name="P13"/>
      <text:p text:style-name="P13">4. Pdf-Dateien generieren</text:p>
      <text:p text:style-name="P14">a) Logo <text:span text:style-name="T7">(F13TurleyGmbH2.gif) </text:span>kopieren in <text:span text:style-name="T3">Unterordner „JahresDkBestaetigungen2017“ des Programmverzeichnisses</text:span></text:p>
      <text:p text:style-name="P16"><text:span text:style-name="T8">b</text:span>) html2pdf.sh und <text:span text:style-name="T6">url2pdf kopieren in Unterordner „JahresDkBestaetigungen2017“ des Programmverzeichnisses</text:span></text:p>
      <text:p text:style-name="P19">c) In <text:span text:style-name="T6">Unterordner „JahresDkBestaetigungen2017“ des Programmverzeichnisses </text:span>wechseln und „./html2pdf.sh“ aufrufen</text:p>
      <text:p text:style-name="P16"/>
      <text:p text:style-name="P15"><text:span text:style-name="T8">5</text:span>. Pdf-Dateien <text:span text:style-name="T8">versenden</text:span></text:p>
      <text:p text:style-name="P18">a) sendDKJAKtos.py ggf. anpassen</text:p>
      <text:p text:style-name="P17"><text:span text:style-name="T8">b</text:span>) <text:span text:style-name="T9">sendDKJAKtos.py kopieren in Unterordner „JahresDkBestaetigungen2017“ des Programmverzeichnisses</text:span></text:p>
      <text:p text:style-name="P20">c) In <text:span text:style-name="T6">Unterordner „JahresDkBestaetigungen2017“ des Programmverzeichnisses </text:span>wechseln und „./<text:span text:style-name="T9">sendDKJAKtos.py</text:span>“ aufrufen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5:53.748845254</meta:creation-date>
    <dc:date>2018-01-07T11:51:53.792343398</dc:date>
    <meta:editing-duration>PT21H25M47S</meta:editing-duration>
    <meta:editing-cycles>29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29" meta:word-count="191" meta:character-count="1785" meta:non-whitespace-character-count="1616"/>
  </office:meta>
</office:document-meta>
</file>